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216cm" fo:min-width="0.22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136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276cm" svg:height="0.161cm" draw:transform="skewX (-0.334754150532512) rotate (-2.43717776748488) translate (10.4987638888818cm 14.9341944444397cm)" svg:viewBox="0 0 277 162" svg:d="M0 150c111 42 286-34 277-150">
            <text:p/>
          </draw:path>
          <draw:path draw:style-name="gr1" draw:text-style-name="P1" draw:layer="layout" svg:width="2.662cm" svg:height="1.461cm" svg:x="9.354cm" svg:y="14.223cm" svg:viewBox="0 0 2663 1462" svg:d="M0 0c215 51 407 228 596 335s351 275 558 365 388 226 592 328c208 106 434 186 648 290l187 95 82 49">
            <text:p/>
          </draw:path>
          <draw:path draw:style-name="gr1" draw:text-style-name="P1" draw:layer="layout" svg:width="2.241cm" svg:height="0.985cm" svg:x="9.47cm" svg:y="14.472cm" svg:viewBox="0 0 2242 986" svg:d="M0 986c229-53 404-203 623-277s421-203 626-312 430-124 621-242l215-102 157-53">
            <text:p/>
          </draw:path>
          <draw:path draw:style-name="gr1" draw:text-style-name="P1" draw:layer="layout" svg:width="0.127cm" svg:height="1.241cm" svg:x="9.354cm" svg:y="14.211cm" svg:viewBox="0 0 128 1242" svg:d="M0 0c0 192 74 376 72 566s62 360 55 545v131">
            <text:p/>
          </draw:path>
          <draw:path draw:style-name="gr1" draw:text-style-name="P1" draw:layer="layout" svg:width="2.52cm" svg:height="0.255cm" svg:x="9.49cm" svg:y="15.451cm" svg:viewBox="0 0 2521 256" svg:d="M0 0c219 0 400 175 628 120 219-53 436 81 653 120 194 37 395 0 589 0 187 0 372 0 559 0h92">
            <text:p/>
          </draw:path>
          <draw:path draw:style-name="gr1" draw:text-style-name="P1" draw:layer="layout" svg:width="2.334cm" svg:height="0.239cm" svg:x="9.359cm" svg:y="14.211cm" svg:viewBox="0 0 2335 240" svg:d="M0 0c215 32 423 85 647 69s455 49 669 118c192 67 388 33 585 53h196 200 38">
            <text:p/>
          </draw:path>
          <draw:path draw:style-name="gr1" draw:text-style-name="P1" draw:layer="layout" svg:width="0.32cm" svg:height="1.223cm" svg:x="11.689cm" svg:y="14.472cm" svg:viewBox="0 0 321 1224" svg:d="M0 0c0 203 42 402 125 594 83 182 215 364 194 574v56">
            <text:p/>
          </draw:path>
          <draw:frame draw:style-name="gr2" draw:text-style-name="P3" draw:layer="layout" svg:width="0.26cm" svg:height="0.624cm" svg:x="11.198cm" svg:y="14.617cm">
            <draw:text-box>
              <text:p text:style-name="P2"><text:span text:style-name="T1">2</text:span></text:p>
            </draw:text-box>
          </draw:frame>
          <draw:frame draw:style-name="gr2" draw:text-style-name="P3" draw:layer="layout" svg:width="0.246cm" svg:height="0.624cm" svg:x="10.09cm" svg:y="14.22cm">
            <draw:text-box>
              <text:p text:style-name="P2"><text:span text:style-name="T1">3</text:span></text:p>
            </draw:text-box>
          </draw:frame>
          <draw:frame draw:style-name="gr3" draw:text-style-name="P3" draw:layer="layout" svg:width="1.069cm" svg:height="0.624cm" svg:x="9.475cm" svg:y="14.661cm">
            <draw:text-box>
              <text:p text:style-name="P2"><text:span text:style-name="T1">40°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1:44.013022693</meta:creation-date>
    <dc:date>2018-03-12T12:12:37.916070268</dc:date>
    <meta:editing-duration>PT54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